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0b393" officeooo:paragraph-rsid="0020b393"/>
    </style:style>
    <style:style style:name="P2" style:family="paragraph" style:parent-style-name="Text_20_body">
      <style:text-properties officeooo:rsid="0020dbb9" officeooo:paragraph-rsid="0020dbb9"/>
    </style:style>
    <style:style style:name="P3" style:family="paragraph" style:parent-style-name="Text_20_body">
      <style:text-properties officeooo:rsid="0020dbb9" officeooo:paragraph-rsid="00238bbc"/>
    </style:style>
    <style:style style:name="P4" style:family="paragraph" style:parent-style-name="Heading_20_2">
      <style:text-properties officeooo:rsid="0020dbb9" officeooo:paragraph-rsid="0020dbb9"/>
    </style:style>
    <style:style style:name="P5" style:family="paragraph" style:parent-style-name="Heading_20_3">
      <style:text-properties officeooo:rsid="001bb63b" officeooo:paragraph-rsid="0020b393"/>
    </style:style>
    <style:style style:name="P6" style:family="paragraph" style:parent-style-name="Heading_20_3">
      <style:text-properties officeooo:rsid="001bb63b" officeooo:paragraph-rsid="0020dbb9"/>
    </style:style>
    <style:style style:name="T1" style:family="text">
      <style:text-properties officeooo:rsid="001f05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ies</text:p>
      <text:p text:style-name="Subtitle">Visiteur</text:p>
      <text:p text:style-name="Text_20_body"/>
      <text:h text:style-name="Heading_20_2" text:outline-level="2">Création de compte</text:h>
      <text:p text:style-name="P1">En tant que visiteur, j’aimerais pouvoir créer un compte afin de pouvoir me connecter à l’application.</text:p>
      <text:h text:style-name="P5" text:outline-level="3">Critères d’acceptations</text:h>
      <text:p text:style-name="P1">Quand je suis sur la page d’accueil il y a un bouton pour créer un compte.</text:p>
      <text:p text:style-name="P1">Quand je suis sur la page de création de compte je peux créer un compte.</text:p>
      <text:p text:style-name="P1">Après avoir créer un compte je peux l’utiliser pour me connecter.</text:p>
      <text:p text:style-name="Horizontal_20_Line"/>
      <text:h text:style-name="Heading_20_2" text:outline-level="2">Authentification</text:h>
      <text:p text:style-name="P1">En tant que visiteur, j’aimerais pouvoir m’authentifier afin d’accéder à l’application.</text:p>
      <text:h text:style-name="P5" text:outline-level="3">Critères d’acceptations</text:h>
      <text:p text:style-name="P1">Quand je suis sur la page d’accueil il y a un formulaire de connexion.</text:p>
      <text:p text:style-name="P1">Quand je rempli correctement le formulaire et que j’appuie sur le bouton « se connecter », je suis authentifié et envoyé sur le tableau de bord.</text:p>
      <text:p text:style-name="P1">Si je ne rempli pas correctement le formulaire et que j’appuie sur le bouton « se connecter », je ne suis pas authentifié, un message d’erreur s’affiche et je reste sur la page d’accueil.</text:p>
      <text:p text:style-name="Horizontal_20_Line"/>
      <text:h text:style-name="P4" text:outline-level="2">Réinitialisation de mot de passe</text:h>
      <text:p text:style-name="P2">En tant que visiteur, j’aimerais pouvoir réinitialiser mon mot de passe afin de pouvoir m’authentifier.</text:p>
      <text:h text:style-name="P6" text:outline-level="3">Critères d’acceptations</text:h>
      <text:p text:style-name="P2">Quand je suis sur la page d’accueil il y a un bouton pour réinitialiser son mot de passe.</text:p>
      <text:p text:style-name="P3">Quand je saisie mon adresse email et que je clique sur le bouton de réinitialisation du mot de passe, un message s’affiche et je reçois un email avec la procédure à suiv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4:39:39.819000000</meta:creation-date>
    <dc:date>2022-02-20T17:18:53.903000000</dc:date>
    <meta:editing-duration>PT18M18S</meta:editing-duration>
    <meta:editing-cycles>8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9" meta:word-count="226" meta:character-count="1320" meta:non-whitespace-character-count="1113"/>
  </office:meta>
</office:document-meta>
</file>